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458in" table:align="left"/>
    </style:style>
    <style:style style:name="Table1.A" style:family="table-column">
      <style:table-column-properties style:column-width="3.3229in"/>
    </style:style>
    <style:style style:name="Table1.A1" style:family="table-cell">
      <style:table-cell-properties fo:padding="0in" fo:border="none"/>
    </style:style>
    <style:style style:name="Table1.4" style:family="table-row">
      <style:table-row-properties style:min-row-height="0.2604in"/>
    </style:style>
    <style:style style:name="P1" style:family="paragraph" style:parent-style-name="Text_20_body">
      <style:paragraph-properties fo:margin-left="0in" fo:margin-right="0in" fo:margin-top="0in" fo:margin-bottom="0.1043in" style:contextual-spacing="false" style:line-height-at-least="0.1874in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.1043in" style:contextual-spacing="false" style:line-height-at-least="0.1874in" fo:text-align="center" style:justify-single-word="false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043in" style:contextual-spacing="false" style:line-height-at-least="0.1874in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043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000000" style:font-name="Verdana" fo:font-size="9.7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043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6" style:family="paragraph" style:parent-style-name="Standard">
      <style:text-properties fo:color="#000000"/>
    </style:style>
    <style:style style:name="P7" style:family="paragraph" style:parent-style-name="Horizontal_20_Line">
      <style:paragraph-properties fo:text-align="center" style:justify-single-word="false" fo:padding="0in" fo:border-left="none" fo:border-right="none" fo:border-top="none" fo:border-bottom="1.5pt solid #808080"/>
      <style:text-properties fo:color="#000000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P9" style:family="paragraph" style:parent-style-name="Table_20_Contents">
      <style:paragraph-properties fo:margin-top="0in" fo:margin-bottom="0in" style:contextual-spacing="false"/>
      <style:text-properties fo:color="#000000"/>
    </style:style>
    <style:style style:name="T1" style:family="text">
      <style:text-properties style:font-name="Verdana" fo:font-size="9.75pt" fo:font-style="normal" fo:font-weight="normal"/>
    </style:style>
    <style:style style:name="T2" style:family="text">
      <style:text-properties fo:font-variant="normal" fo:text-transform="none" fo:color="#444444" style:font-name="Verdana" fo:letter-spacing="normal" fo:font-style="normal" fo:font-weight="bold"/>
    </style:style>
    <style:style style:name="T3" style:family="text">
      <style:text-properties fo:font-variant="normal" fo:text-transform="none" fo:color="#444444" style:font-name="Verdana" fo:font-size="9.75pt" fo:letter-spacing="normal" fo:font-style="normal" fo:font-weight="bold"/>
    </style:style>
    <style:style style:name="T4" style:family="text">
      <style:text-properties fo:font-variant="normal" fo:text-transform="none" fo:color="#444444" style:font-name="Verdana" fo:font-size="9.75pt" fo:letter-spacing="normal" fo:font-style="normal" fo:font-weight="normal"/>
    </style:style>
    <style:style style:name="T5" style:family="text">
      <style:text-properties fo:font-variant="normal" fo:text-transform="none" style:font-name="Verdana" fo:letter-spacing="normal" fo:font-style="normal" fo:font-weight="bold"/>
    </style:style>
    <style:style style:name="T6" style:family="text">
      <style:text-properties fo:font-variant="normal" fo:text-transform="none" style:font-name="Verdana" fo:font-size="9.75pt" fo:letter-spacing="normal" fo:font-style="normal" fo:font-weight="bold"/>
    </style:style>
    <style:style style:name="T7" style:family="text">
      <style:text-properties fo:font-variant="normal" fo:text-transform="none" style:font-name="Verdana" fo:font-size="9.75pt" fo:letter-spacing="normal" fo:font-style="normal" fo:font-weight="normal"/>
    </style:style>
    <style:style style:name="T8" style:family="text">
      <style:text-properties fo:font-variant="normal" fo:text-transform="none" fo:color="#000000" style:font-name="Verdana" fo:letter-spacing="normal" fo:font-style="normal" fo:font-weight="bold"/>
    </style:style>
    <style:style style:name="T9" style:family="text">
      <style:text-properties fo:font-variant="normal" fo:text-transform="none" fo:color="#000000" style:font-name="Verdana" fo:font-size="9.75pt" fo:letter-spacing="normal" fo:font-style="normal" fo:font-weight="bold"/>
    </style:style>
    <style:style style:name="T10" style:family="text">
      <style:text-properties fo:font-variant="normal" fo:text-transform="none" fo:color="#000000" style:font-name="Verdana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8">EMILY JOHNSON</text:span></text:span></text:p>
      <text:p text:style-name="P3">710 Meadow Pkwy NE ● Minneapolis, MN 55432<text:line-break/>Cellular: (000) 000-1223 ● Email: em_johnson @ email . com</text:p>
      <text:p text:style-name="P7"/>
      <text:p text:style-name="P1"><text:span text:style-name="Strong_20_Emphasis"><text:span text:style-name="T9">HUMAN RESOURCES MANAGER</text:span></text:span></text:p>
      <text:p text:style-name="P4">Results-oriented and dynamic leader with 10+ years’ successful track record in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• Hiring and Recruiting</text:p>
          </table:table-cell>
          <table:table-cell table:style-name="Table1.A1" office:value-type="string">
            <text:p text:style-name="P8">• Counseling/Coaching</text:p>
          </table:table-cell>
        </table:table-row>
        <table:table-row>
          <table:table-cell table:style-name="Table1.A1" office:value-type="string">
            <text:p text:style-name="P8">• Performance Management</text:p>
          </table:table-cell>
          <table:table-cell table:style-name="Table1.A1" office:value-type="string">
            <text:p text:style-name="P8">• Training and Development</text:p>
          </table:table-cell>
        </table:table-row>
        <table:table-row>
          <table:table-cell table:style-name="Table1.A1" office:value-type="string">
            <text:p text:style-name="P8">• Compensation and Benefits</text:p>
          </table:table-cell>
          <table:table-cell table:style-name="Table1.A1" office:value-type="string">
            <text:p text:style-name="P8">• Succession Planning</text:p>
          </table:table-cell>
        </table:table-row>
        <table:table-row table:style-name="Table1.4">
          <table:table-cell table:style-name="Table1.A1" office:value-type="string">
            <text:p text:style-name="P8">• Employee Evaluations</text:p>
          </table:table-cell>
          <table:table-cell table:style-name="Table1.A1" office:value-type="string">
            <text:p text:style-name="P9">• Labor Management</text:p>
          </table:table-cell>
        </table:table-row>
      </table:table>
      <text:p text:style-name="P1"><text:span text:style-name="Strong_20_Emphasis"><text:span text:style-name="T9">Highlights</text:span></text:span></text:p>
      <text:p text:style-name="P5">• <text:span text:style-name="T1">Adaptable and approachable with incomparable interpersonal skills<text:line-break/>• Hands-on experience in application of HR concepts and principles that learned through broad based experiences and academics<text:line-break/>• Recognized for making effective decisions independently, resolving all kinds of conflicts, organizing work and handling priorities<text:line-break/>• Outstanding verbal and written communication skills with ability to diplomatically handle problems<text:line-break/>• Track record of maintaining confidentiality and dealing with sensitive information and situations</text:span></text:p>
      <text:p text:style-name="P1"><text:span text:style-name="Strong_20_Emphasis"><text:span text:style-name="T9">EMPLOYMENT HISTORY</text:span></text:span></text:p>
      <text:p text:style-name="P1"><text:span text:style-name="Strong_20_Emphasis"><text:span text:style-name="T9">Human Resource Manager</text:span></text:span><text:span text:style-name="T10"> | Oct 2010 – Present<text:line-break/></text:span><text:span text:style-name="Strong_20_Emphasis"><text:span text:style-name="T9">General Electric Company</text:span></text:span><text:span text:style-name="T10"> – Littleton, MA</text:span></text:p>
      <text:p text:style-name="P5">• <text:span text:style-name="T1">Handle all queries and conflicts of internal employees related to HR issues using excellent problem solving skills<text:line-break/>• Coordinate with external organizations for provision of skillful new hires and organizational development<text:line-break/>• Formulate and improve multiple HR policies and process in compliance with the state employment laws<text:line-break/>• Manage employee advocacy and engagement programs<text:line-break/>• Provide orientations and HR fundamental training<text:line-break/>• Manage employee relation, performance management, evaluation and talent acquisition</text:span></text:p>
      <text:p text:style-name="P1"><text:span text:style-name="Strong_20_Emphasis"><text:span text:style-name="T9">HR Manager</text:span></text:span><text:span text:style-name="T10"> | Jan 2008 – Oct 2010<text:line-break/></text:span><text:span text:style-name="Strong_20_Emphasis"><text:span text:style-name="T9">Medtronic</text:span></text:span><text:span text:style-name="T10"> – New Orleans, LA</text:span></text:p>
      <text:p text:style-name="P5">• <text:span text:style-name="T1">Tactfully advised management at different levels for strict and consistent application and compliance of company policies, standard procedures and practices<text:line-break/>• Maintained and dealt with confidential data carefully and sensibly<text:line-break/>• Monitored performance management system and enforced performance improvement of low performing employees<text:line-break/>• Reviewed evaluation forms and files, approved/disapproved recommendations made by lower management for decisions like employee promotions, appraisals, bonuses and benefits</text:span></text:p>
      <text:p text:style-name="P1"><text:span text:style-name="Strong_20_Emphasis"><text:span text:style-name="T9">Assistant Human Resources Manager</text:span></text:span><text:span text:style-name="T10"> | Mar 2006 – Jan 2008<text:line-break/></text:span><text:span text:style-name="Strong_20_Emphasis"><text:span text:style-name="T9">Pinnacle Entertainment</text:span></text:span><text:span text:style-name="T10"> – Bossier City, LA</text:span></text:p>
      <text:p text:style-name="P5"><text:soft-page-break/>• <text:span text:style-name="T1">Worked with HR Director and senior management for apt staffing<text:line-break/>• Ensured every positions’ job specifications and requirements were properly defined<text:line-break/>• Interviewed applicants for manager’s and executive positions<text:line-break/>• Guided the hiring teams for effective application of talent acquisition plans</text:span></text:p>
      <text:p text:style-name="P1"><text:span text:style-name="Strong_20_Emphasis"><text:span text:style-name="T9">EDUCATION</text:span></text:span></text:p>
      <text:p text:style-name="P4">Texas State University of Management Sciences – Texas, TX | 2005<text:line-break/>Master of Business Administration<text:line-break/>Specialization: HRM</text:p>
      <text:p text:style-name="P4">University of Maryland – Baltimore, MD | 2003<text:line-break/>Bachelor’s Degree in Human Resources Management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8:11:33.194498545</meta:creation-date>
    <dc:date>2017-06-09T18:13:43.686427831</dc:date>
    <meta:editing-duration>P0D</meta:editing-duration>
    <meta:editing-cycles>1</meta:editing-cycles>
    <meta:document-statistic meta:table-count="1" meta:image-count="0" meta:object-count="0" meta:page-count="2" meta:paragraph-count="24" meta:word-count="378" meta:character-count="2728" meta:non-whitespace-character-count="2366"/>
    <meta:generator>LibreOffice/4.2.8.2$Linux_X86_64 LibreOffice_project/420m0$Build-2</meta:generator>
  </office:meta>
</office:document-meta>
</file>